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00A0000000AEF71DCFC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Hindi1" svg:font-family="'Lohit Hindi'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2.515cm" fo:margin-left="1.942cm" fo:margin-right="2.544cm" table:align="margins"/>
    </style:style>
    <style:style style:name="Tableau1.A" style:family="table-column">
      <style:table-column-properties style:column-width="12.515cm" style:rel-column-width="65535*"/>
    </style:style>
    <style:style style:name="Tableau1.A1" style:family="table-cell">
      <style:table-cell-properties fo:background-color="#e6e64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background-color="#ccccff" fo:padding="0.097cm" fo:border-left="0.05pt solid #000000" fo:border-right="0.05pt solid #000000" fo:border-top="none" fo:border-bottom="none">
        <style:background-image/>
      </style:table-cell-properties>
    </style:style>
    <style:style style:name="Tableau1.A5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 style:list-style-name="L1"/>
    <style:style style:name="Sect1" style:family="section">
      <style:section-properties fo:background-color="#94bd5e" style:editable="false">
        <style:columns fo:column-count="1" fo:column-gap="0cm"/>
        <style:background-image/>
      </style:section-properties>
    </style:style>
    <text:list-style style:name="L1">
      <text:list-level-style-image text:level="1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EF71DCF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COLOR]" text:name="couleur"/>
        <text:user-field-decl office:value-type="string" office:string-value="[VEGETABLE]" text:name="fruit"/>
        <text:user-field-decl office:value-type="string" office:string-value="[V_N1]" text:name="N1"/>
        <text:user-field-decl office:value-type="string" office:string-value="[S_N2]" text:name="N2"/>
        <text:user-field-decl office:value-type="string" office:string-value="[S_N2bis]" text:name="N2bis"/>
        <text:user-field-decl office:value-type="string" office:string-value="[S_N3]" text:name="N3"/>
        <text:user-field-decl office:value-type="string" office:string-value="[S_N3bis]" text:name="N3bis"/>
        <text:user-field-decl office:value-type="string" office:string-value="[S_N4]" text:name="N4"/>
        <text:user-field-decl office:value-type="string" office:string-value="[VARIETY]" text:name="description"/>
        <text:user-field-decl office:value-type="string" office:string-value="[COUNTRY]" text:name="COUNTRY"/>
        <text:user-field-decl office:value-type="string" office:string-value="[WEIGHT]" text:name="POIDS"/>
      </text:user-field-decls>
      <text:p text:style-name="Standard">[TODAY]</text:p>
      <text:p text:style-name="Standard">Test fruit</text:p>
      <text:p text:style-name="Standard"/>
      <text:p text:style-name="Standard"/>
      <text:section text:style-name="Sect1" text:name="Section1">
        <text:p text:style-name="Standard"/>
        <text:p text:style-name="Text_20_body"><text:user-field-get text:name="couleur">[COLOR]</text:user-field-get></text:p>
        <text:p text:style-name="Table_20_Contents"/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Text_20_body">Fruits</text:p>
            </table:table-cell>
          </table:table-row>
          <table:table-row>
            <table:table-cell table:style-name="Tableau1.A2" office:value-type="string">
              <text:p text:style-name="Text_20_body">fruit :<text:user-field-get text:name="fruit">[VEGETABLE]</text:user-field-get></text:p>
            </table:table-cell>
          </table:table-row>
          <table:table-row>
            <table:table-cell table:style-name="Tableau1.A2" office:value-type="string">
              <text:p text:style-name="Text_20_body">variété : <text:user-field-get text:name="description">[VARIETY]</text:user-field-get></text:p>
            </table:table-cell>
          </table:table-row>
          <table:table-row>
            <table:table-cell table:style-name="Tableau1.A2" office:value-type="string">
              <text:p text:style-name="Text_20_body">région : <text:user-field-get text:name="COUNTRY">[COUNTRY]</text:user-field-get></text:p>
            </table:table-cell>
          </table:table-row>
          <table:table-row>
            <table:table-cell table:style-name="Tableau1.A5" office:value-type="string">
              <text:p text:style-name="Text_20_body">poids <text:s/><text:user-field-get text:name="POIDS">[WEIGHT]</text:user-field-get></text:p>
            </table:table-cell>
          </table:table-row>
        </table:table>
        <text:p text:style-name="Table_20_Contents"/>
        <text:p text:style-name="Text_20_body"/>
      </text:section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Lohit Hindi1" svg:font-family="'Lohit Hindi'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0-12-13T09:34:05</meta:creation-date>
    <dc:date>2012-01-19T12:12:25</dc:date>
    <dc:creator>Eric Brison</dc:creator>
    <meta:editing-duration>PT8H41M58S</meta:editing-duration>
    <meta:editing-cycles>18</meta:editing-cycles>
    <meta:generator>LibreOffice/3.4$Linux LibreOffice_project/340m1$Build-402</meta:generator>
    <meta:document-statistic meta:table-count="1" meta:image-count="0" meta:object-count="0" meta:page-count="1" meta:paragraph-count="8" meta:word-count="15" meta:character-count="100" meta:non-whitespace-character-count="92"/>
  </office:meta>
</office:document-meta>
</file>